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9ed0" officeooo:paragraph-rsid="001d9ed0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language="en" fo:country="US" officeooo:rsid="0013d1e4" officeooo:paragraph-rsid="0013d1e4"/>
    </style:style>
    <style:style style:name="P4" style:family="paragraph" style:parent-style-name="Standard">
      <style:text-properties fo:language="en" fo:country="US" officeooo:rsid="0013c6b0" officeooo:paragraph-rsid="0013fe87"/>
    </style:style>
    <style:style style:name="P5" style:family="paragraph" style:parent-style-name="Standard">
      <style:text-properties fo:language="en" fo:country="US" officeooo:rsid="0017078e" officeooo:paragraph-rsid="0018817f"/>
    </style:style>
    <style:style style:name="P6" style:family="paragraph" style:parent-style-name="Standard">
      <style:text-properties fo:language="en" fo:country="US" officeooo:rsid="0018817f" officeooo:paragraph-rsid="0018817f"/>
    </style:style>
    <style:style style:name="P7" style:family="paragraph" style:parent-style-name="Standard">
      <style:text-properties fo:language="en" fo:country="US" officeooo:rsid="0018817f" officeooo:paragraph-rsid="0018a61c"/>
    </style:style>
    <style:style style:name="P8" style:family="paragraph" style:parent-style-name="Standard">
      <style:text-properties fo:language="en" fo:country="US" officeooo:rsid="0018817f" officeooo:paragraph-rsid="0018c7ed"/>
    </style:style>
    <style:style style:name="P9" style:family="paragraph" style:parent-style-name="Standard">
      <style:text-properties fo:language="en" fo:country="US" officeooo:rsid="0018c7ed" officeooo:paragraph-rsid="0018c7ed"/>
    </style:style>
    <style:style style:name="P10" style:family="paragraph" style:parent-style-name="Standard">
      <style:text-properties officeooo:paragraph-rsid="0013115c"/>
    </style:style>
    <style:style style:name="P11" style:family="paragraph" style:parent-style-name="Standard">
      <style:text-properties officeooo:rsid="0013fe87" officeooo:paragraph-rsid="0013fe87"/>
    </style:style>
    <style:style style:name="P12" style:family="paragraph" style:parent-style-name="Standard">
      <style:text-properties officeooo:rsid="0018817f" officeooo:paragraph-rsid="0018817f"/>
    </style:style>
    <style:style style:name="P13" style:family="paragraph" style:parent-style-name="Standard">
      <style:text-properties officeooo:rsid="0018817f" officeooo:paragraph-rsid="0018a61c"/>
    </style:style>
    <style:style style:name="P14" style:family="paragraph" style:parent-style-name="Standard">
      <style:paragraph-properties fo:break-before="page"/>
      <style:text-properties officeooo:rsid="0018817f" officeooo:paragraph-rsid="0018817f"/>
    </style:style>
    <style:style style:name="P15" style:family="paragraph" style:parent-style-name="Text">
      <style:text-properties officeooo:rsid="0018c7ed" officeooo:paragraph-rsid="0018c7ed"/>
    </style:style>
    <style:style style:name="P16" style:family="paragraph" style:parent-style-name="Text">
      <style:text-properties officeooo:rsid="0018a61c"/>
    </style:style>
    <style:style style:name="P17" style:family="paragraph" style:parent-style-name="Frame_20_contents">
      <style:text-properties officeooo:rsid="0018817f" officeooo:paragraph-rsid="0018817f"/>
    </style:style>
    <style:style style:name="P18" style:family="paragraph" style:parent-style-name="Text_20_body">
      <style:text-properties fo:color="#000000" fo:font-size="13pt" fo:font-weight="normal" officeooo:rsid="001c9f4e" officeooo:paragraph-rsid="001e28c0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000000" style:font-name="Liberation Serif" fo:font-size="13pt" officeooo:rsid="001c9f4e" officeooo:paragraph-rsid="001ebc8e" style:font-size-asian="13pt" style:font-size-complex="13pt"/>
    </style:style>
    <style:style style:name="P20" style:family="paragraph" style:parent-style-name="Standard" style:list-style-name="L1">
      <style:text-properties officeooo:paragraph-rsid="0013115c"/>
    </style:style>
    <style:style style:name="P21" style:family="paragraph" style:parent-style-name="Standard" style:list-style-name="L1">
      <style:text-properties officeooo:rsid="0010ffc3" officeooo:paragraph-rsid="0013115c"/>
    </style:style>
    <style:style style:name="P22" style:family="paragraph" style:parent-style-name="Standard" style:list-style-name="L1">
      <style:text-properties fo:language="en" fo:country="US" officeooo:rsid="000eeb09" officeooo:paragraph-rsid="0013115c"/>
    </style:style>
    <style:style style:name="P23" style:family="paragraph" style:parent-style-name="Standard" style:list-style-name="L2">
      <style:text-properties officeooo:paragraph-rsid="0013d1e4"/>
    </style:style>
    <style:style style:name="P24" style:family="paragraph" style:parent-style-name="Standard" style:list-style-name="L2">
      <style:text-properties officeooo:rsid="0013d1e4" officeooo:paragraph-rsid="0015c66c"/>
    </style:style>
    <style:style style:name="P25" style:family="paragraph" style:parent-style-name="Standard" style:list-style-name="L2">
      <style:text-properties officeooo:rsid="0013d1e4" officeooo:paragraph-rsid="0017078e"/>
    </style:style>
    <style:style style:name="P26" style:family="paragraph" style:parent-style-name="Heading_20_2">
      <style:paragraph-properties fo:text-align="center" style:justify-single-word="false"/>
      <style:text-properties style:font-name="Ubuntu" fo:font-size="24pt" officeooo:rsid="0013fe87" officeooo:paragraph-rsid="0013fe87" style:font-size-asian="24pt" style:font-size-complex="24pt"/>
    </style:style>
    <style:style style:name="P27" style:family="paragraph" style:parent-style-name="Heading_20_2">
      <style:text-properties fo:font-size="12pt" fo:font-weight="normal" officeooo:rsid="001b39d2" officeooo:paragraph-rsid="001b39d2" style:font-size-asian="12pt" style:font-weight-asian="normal" style:font-size-complex="12pt" style:font-weight-complex="normal"/>
    </style:style>
    <style:style style:name="P28" style:family="paragraph" style:parent-style-name="Heading_20_2">
      <style:text-properties fo:font-size="12pt" fo:font-weight="normal" officeooo:rsid="001b39d2" officeooo:paragraph-rsid="001d9ed0" style:font-size-asian="12pt" style:font-weight-asian="normal" style:font-size-complex="12pt" style:font-weight-complex="normal"/>
    </style:style>
    <style:style style:name="P29" style:family="paragraph" style:parent-style-name="Heading_20_2">
      <style:text-properties fo:font-size="18pt" style:font-size-asian="18pt" style:font-size-complex="18pt"/>
    </style:style>
    <style:style style:name="P30" style:family="paragraph" style:parent-style-name="Heading_20_2">
      <style:text-properties officeooo:paragraph-rsid="0013115c"/>
    </style:style>
    <style:style style:name="T1" style:family="text">
      <style:text-properties officeooo:rsid="001554dc"/>
    </style:style>
    <style:style style:name="T2" style:family="text">
      <style:text-properties officeooo:rsid="0010ffc3"/>
    </style:style>
    <style:style style:name="T3" style:family="text">
      <style:text-properties officeooo:rsid="000fdc7c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fdc7c"/>
    </style:style>
    <style:style style:name="T6" style:family="text">
      <style:text-properties fo:language="en" fo:country="US" officeooo:rsid="0010ffc3"/>
    </style:style>
    <style:style style:name="T7" style:family="text">
      <style:text-properties fo:language="en" fo:country="US" officeooo:rsid="000eeb09"/>
    </style:style>
    <style:style style:name="T8" style:family="text">
      <style:text-properties fo:language="en" fo:country="US" officeooo:rsid="0013c6b0"/>
    </style:style>
    <style:style style:name="T9" style:family="text">
      <style:text-properties fo:language="en" fo:country="US" officeooo:rsid="0013d1e4"/>
    </style:style>
    <style:style style:name="T10" style:family="text">
      <style:text-properties fo:language="en" fo:country="US" officeooo:rsid="0013fe87"/>
    </style:style>
    <style:style style:name="T11" style:family="text">
      <style:text-properties fo:language="en" fo:country="US" officeooo:rsid="00140f4f"/>
    </style:style>
    <style:style style:name="T12" style:family="text">
      <style:text-properties fo:language="en" fo:country="US" officeooo:rsid="0015c66c"/>
    </style:style>
    <style:style style:name="T13" style:family="text">
      <style:text-properties fo:language="en" fo:country="US" officeooo:rsid="0017078e"/>
    </style:style>
    <style:style style:name="T14" style:family="text">
      <style:text-properties fo:language="en" fo:country="US" officeooo:rsid="0018a61c"/>
    </style:style>
    <style:style style:name="T15" style:family="text">
      <style:text-properties fo:language="en" fo:country="US" officeooo:rsid="0018c7ed"/>
    </style:style>
    <style:style style:name="T16" style:family="text">
      <style:text-properties officeooo:rsid="0012fd92"/>
    </style:style>
    <style:style style:name="T17" style:family="text">
      <style:text-properties officeooo:rsid="0013c6b0"/>
    </style:style>
    <style:style style:name="T18" style:family="text">
      <style:text-properties officeooo:rsid="0013d1e4"/>
    </style:style>
    <style:style style:name="T19" style:family="text">
      <style:text-properties officeooo:rsid="0018a61c"/>
    </style:style>
    <style:style style:name="T20" style:family="text">
      <style:text-properties officeooo:rsid="0018c7ed"/>
    </style:style>
    <style:style style:name="T21" style:family="text">
      <style:text-properties officeooo:rsid="001a2aa3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weight="bold" style:font-weight-asian="bold" style:font-weight-complex="bold"/>
    </style:style>
    <style:style style:name="T24" style:family="text">
      <style:text-properties style:font-name="Liberation Serif" fo:font-weight="bold" officeooo:rsid="001d9ed0" style:font-weight-asian="bold" style:font-weight-complex="bold"/>
    </style:style>
    <style:style style:name="T2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5053e5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bold" officeooo:rsid="001e28c0" style:font-size-asian="12pt" style:font-weight-asian="bold" style:font-size-complex="12pt" style:font-weight-complex="bold"/>
    </style:style>
    <style:style style:name="T28" style:family="text">
      <style:text-properties style:font-name="Liberation Serif" officeooo:rsid="001b39d2"/>
    </style:style>
    <style:style style:name="T29" style:family="text">
      <style:text-properties fo:color="#990000"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[SE-2] Tests format</text:h>
      <text:h text:style-name="P27" text:outline-level="2"/>
      <text:h text:style-name="P28" text:outline-level="2">To<text:span text:style-name="T22"> better understand the meaning of all the commands described in this file, make sure to understand which methods are available and their functionality in </text:span><text:span text:style-name="T23">docs/</text:span><text:span text:style-name="T24">urd</text:span><text:span text:style-name="T23">/</text:span><text:span text:style-name="T24">urd</text:span><text:span text:style-name="T23">.odt</text:span><text:span text:style-name="T22"> </text:span><text:span text:style-name="T23">docs/drs/drs.odt</text:span><text:span text:style-name="T22">.</text:span></text:h>
      <text:h text:style-name="P29" text:outline-level="2"><text:span text:style-name="T28">W</text:span><text:span text:style-name="T22">orking main for functional tests: main-debug.cpp</text:span></text:h>
      <text:p text:style-name="P19">Program is template with a parameter R set to int by default at line 8 of main-debug.cpp.</text:p>
      <text:p text:style-name="P18">Program will ask you for two text files, one as input containing a list of instructions and the other as output to write the results on.</text:p>
      <text:h text:style-name="P30" text:outline-level="2">FORMAT of test files for functions/methods related to DAG</text:h>
      <text:p text:style-name="P10">Each file contains a sequence of lines to <text:span text:style-name="T2">act on</text:span> <text:span text:style-name="T2">a</text:span> vector <text:span text:style-name="T3">VUB</text:span> of <text:span text:style-name="T2">N (unions of boxes) and a DAG D</text:span>.<text:span text:style-name="T3"> </text:span>We give the syntax of allowed lines (and their semantics after //),<text:span text:style-name="T2"> </text:span><text:span text:style-name="T5">where </text:span><text:span text:style-name="T6">d denotes an element of type N (the dimension of boxes), and xy</text:span><text:span text:style-name="T7"> </text:span><text:span text:style-name="T6">denotes a sequence of 2*d elements of type R representing a box of dimension d, e.g. "x0 y0 x1 y1" represents the box [x0,y0]x[x1,y1]</text:span><text:span text:style-name="T8">:</text:span></text:p>
      <text:p text:style-name="P4"/>
      <text:p text:style-name="P11"><text:span text:style-name="T8">H</text:span><text:span text:style-name="T4">ere </text:span><text:span text:style-name="T11">it</text:span><text:span text:style-name="T4"> follow the complete list of</text:span><text:span text:style-name="T11"> valid</text:span><text:span text:style-name="T4"> </text:span><text:span text:style-name="T15">key-commands</text:span><text:span text:style-name="T4">.</text:span></text:p>
      <text:list xml:id="list4465073433761705176" text:style-name="L1">
        <text:list-item>
          <text:p text:style-name="P21">D d<text:tab/>//creates the DAG <text:span text:style-name="T16">D</text:span>(d), error if this is not the first line in the file</text:p>
        </text:list-item>
        <text:list-item>
          <text:p text:style-name="P20">e<text:tab/>//append to VU<text:span text:style-name="T16">B</text:span> the empty union of <text:span text:style-name="T16">boxes</text:span> <text:span text:style-name="T16">D.empty()</text:span></text:p>
        </text:list-item>
        <text:list-item>
          <text:p text:style-name="P20">a xy<text:tab/>//add <text:span text:style-name="T18">(using make and sum) </text:span>to VU<text:span text:style-name="T17">B</text:span>[last] the <text:span text:style-name="T17">box represented by xy</text:span>, error if VU<text:span text:style-name="T17">B</text:span>.size&lt;1</text:p>
        </text:list-item>
        <text:list-item>
          <text:p text:style-name="P20">c xy<text:span text:style-name="T3"><text:tab/></text:span>//check if <text:span text:style-name="T17">the box</text:span> <text:span text:style-name="T17">represented by xy</text:span> is covered by VU<text:span text:style-name="T17">B</text:span>[last], error if VUB.size&lt;1</text:p>
        </text:list-item>
        <text:list-item>
          <text:p text:style-name="P20">P<text:tab/>//print <text:span text:style-name="T3">the entire DAG D</text:span></text:p>
        </text:list-item>
        <text:list-item>
          <text:p text:style-name="P20">+<text:tab/>//append to VUB the union of VUB[last-1] and VUB[last], error if VUB.size&lt;2</text:p>
        </text:list-item>
        <text:list-item>
          <text:p text:style-name="P22">&lt;<text:tab/>//check <text:span text:style-name="T1">(using cmp) </text:span>if VUB[last-1] is included in VUB[last], error if VUB.size&lt;2</text:p>
        </text:list-item>
      </text:list>
      <text:p text:style-name="P3"/>
      <text:p text:style-name="P3">Notes: </text:p>
      <text:list xml:id="list7287895654007576800" text:style-name="L2">
        <text:list-item>
          <text:p text:style-name="P23"><text:span text:style-name="T9">If main-debug.cpp reads an unknown </text:span><text:span text:style-name="T15">key</text:span><text:span text:style-name="T9"> it terminates its execution.</text:span></text:p>
        </text:list-item>
        <text:list-item>
          <text:p text:style-name="P24"><text:span text:style-name="T4">If intervals </text:span><text:span text:style-name="T12">of a box of dimension d </text:span><text:span text:style-name="T4">specified after </text:span><text:span text:style-name="T10">a or </text:span><text:span text:style-name="T11">c </text:span><text:span text:style-name="T15">keys</text:span><text:span text:style-name="T11"> </text:span><text:span text:style-name="T12">are less than 2*d elements the program stops.</text:span></text:p>
        </text:list-item>
        <text:list-item>
          <text:p text:style-name="P25"><text:span text:style-name="T12">It is not necessary to write instructions on different lines because the program needs just a space between every element of the file (new line is intended as space) </text:span><text:span text:style-name="T13">although it is recommended to write a cleaner testfile.</text:span></text:p>
        </text:list-item>
      </text:list>
      <text:p text:style-name="P5"/>
      <text:p text:style-name="P5"/>
      <text:p text:style-name="P14"><text:span text:style-name="T13">E</text:span><text:span text:style-name="T4">xamples below are correct testfiles:</text:span></text:p>
      <text:p text:style-name="P6"/>
      <text:p text:style-name="P6"><draw:frame draw:style-name="fr1" draw:name="Frame1" text:anchor-type="paragraph" svg:x="0.007cm" svg:y="0.333cm" svg:width="6.193cm" draw:z-index="1"><draw:text-box fo:min-height="5.763cm"><text:p text:style-name="P6">D 2 </text:p><text:p text:style-name="P6">e</text:p><text:p text:style-name="P6">a 1 5 2 4</text:p><text:p text:style-name="P6">e</text:p><text:p text:style-name="P6">a 3 7 0 3</text:p><text:p text:style-name="P6">+</text:p><text:p text:style-name="P6">c 1 4 1 4</text:p><text:p text:style-name="P6">P</text:p><text:p text:style-name="Text">Single command for each line. Clean and easy to e<text:span text:style-name="T19">dit.</text:span></text:p></draw:text-box><svg:title>Single command for each line</svg:title><svg:desc>Clean, easy to edit</svg:desc></draw:frame><draw:frame draw:style-name="fr1" draw:name="Frame2" text:anchor-type="paragraph" svg:x="8.024cm" svg:y="0.333cm" svg:width="6.846cm" draw:z-index="0"><draw:text-box fo:min-height="4.41cm"><text:p text:style-name="P17">D <text:span text:style-name="T19">2</text:span> e a 1 5 2 4 e</text:p><text:p text:style-name="P17">a</text:p><text:p text:style-name="P17">3</text:p><text:p text:style-name="P17">7 0</text:p><text:p text:style-name="P17">3</text:p><text:p text:style-name="P17">+ c 1 4 1 4 P</text:p><text:p text:style-name="Text">S<text:span text:style-name="T20">y</text:span>ntax is <text:span text:style-name="T20">correct</text:span> but messy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13">E</text:span><text:span text:style-name="T4">xamples below are </text:span><text:span text:style-name="T14">wrong</text:span><text:span text:style-name="T4"> testfiles:</text:span></text:p>
      <text:p text:style-name="P7"/>
      <text:p text:style-name="P7"><draw:frame draw:style-name="fr1" draw:name="Frame3" text:anchor-type="paragraph" svg:x="0.007cm" svg:y="0.333cm" svg:width="6.193cm" draw:z-index="2"><draw:text-box fo:min-height="4.032cm"><text:p text:style-name="P6">D 2 </text:p><text:p text:style-name="P6">e</text:p><text:p text:style-name="P6">a 1 5 2 </text:p><text:p text:style-name="P6">e</text:p><text:p text:style-name="P6">a 3 7 0 3</text:p><text:p text:style-name="P16">First “a” key has 3 out of 4 values.</text:p></draw:text-box></draw:frame><draw:frame draw:style-name="fr1" draw:name="Frame4" text:anchor-type="paragraph" svg:x="8.008cm" svg:y="0.333cm" svg:width="6.193cm" draw:z-index="3"><draw:text-box fo:min-height="4.032cm"><text:p text:style-name="P9">e</text:p><text:p text:style-name="P8">D 2 </text:p><text:p text:style-name="P12"><text:span text:style-name="T4">a 1 5 2 </text:span><text:span text:style-name="T14">4</text:span></text:p><text:p text:style-name="P6">e</text:p><text:p text:style-name="P6">a 3 7 0 3</text:p><text:p text:style-name="P15">Testfile <text:span text:style-name="T21">must</text:span> start with D key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9ed0" officeooo:paragraph-rsid="001d9ed0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By Gianluca Ceccoli. <text:s/>Last edited: <text:date style:data-style-name="N37" text:date-value="2018-08-29T11:59:24.752312237" text:fixed="true">08/29/18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12:51:25.671990823</dc:date>
    <meta:editing-duration>PT22M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458" meta:character-count="2250" meta:non-whitespace-character-count="1847"/>
  </office:meta>
</office:document-meta>
</file>